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style:font-name="Arial" fo:font-size="12pt" fo:font-weight="bold" style:font-weight-asian="bold" style:font-weight-complex="bold"/>
    </style:style>
    <style:style style:name="P2" style:family="paragraph" style:parent-style-name="Text_20_body">
      <style:paragraph-properties fo:text-align="justify" style:justify-single-word="false"/>
      <style:text-properties style:font-name="Arial" fo:font-size="12pt" fo:font-weight="bold" officeooo:rsid="001ab99b" officeooo:paragraph-rsid="001ab99b" style:font-weight-asian="bold" style:font-weight-complex="bold"/>
    </style:style>
    <style:style style:name="P3" style:family="paragraph" style:parent-style-name="Text_20_body">
      <style:paragraph-properties fo:text-align="justify" style:justify-single-word="false"/>
      <style:text-properties style:font-name="Arial" fo:font-size="12pt" fo:font-weight="normal" officeooo:rsid="001e689b" officeooo:paragraph-rsid="001e689b" style:font-size-asian="10.5pt" style:font-weight-asian="normal" style:font-size-complex="12pt" style:font-weight-complex="normal"/>
    </style:style>
    <style:style style:name="P4" style:family="paragraph" style:parent-style-name="Text_20_body">
      <style:paragraph-properties fo:text-align="justify" style:justify-single-word="false"/>
      <style:text-properties style:font-name="Arial" fo:font-size="12pt" fo:font-weight="normal" officeooo:rsid="0020509d" officeooo:paragraph-rsid="0020509d" style:font-size-asian="10.5pt" style:font-weight-asian="normal" style:font-size-complex="12pt" style:font-weight-complex="normal"/>
    </style:style>
    <style:style style:name="P5" style:family="paragraph" style:parent-style-name="Text_20_body">
      <style:paragraph-properties fo:text-align="justify" style:justify-single-word="false"/>
      <style:text-properties style:font-name="Arial" fo:font-size="12pt" fo:font-weight="normal" officeooo:rsid="0020b52a" officeooo:paragraph-rsid="0020b52a" style:font-size-asian="10.5pt" style:font-weight-asian="normal" style:font-size-complex="12pt" style:font-weight-complex="normal"/>
    </style:style>
    <style:style style:name="P6" style:family="paragraph" style:parent-style-name="Text_20_body">
      <style:paragraph-properties fo:text-align="justify" style:justify-single-word="false"/>
      <style:text-properties style:font-name="Arial" fo:font-size="12pt" fo:font-weight="normal" officeooo:rsid="00213eeb" officeooo:paragraph-rsid="00213eeb" style:font-size-asian="10.5pt" style:font-weight-asian="normal" style:font-size-complex="12pt" style:font-weight-complex="normal"/>
    </style:style>
    <style:style style:name="P7" style:family="paragraph" style:parent-style-name="Text_20_body">
      <style:paragraph-properties fo:text-align="justify" style:justify-single-word="false"/>
      <style:text-properties style:font-name="Arial" fo:font-size="12pt" fo:font-weight="normal" officeooo:rsid="0022fb83" officeooo:paragraph-rsid="0022fb83" style:font-size-asian="10.5pt" style:font-weight-asian="normal" style:font-size-complex="12pt" style:font-weight-complex="normal"/>
    </style:style>
    <style:style style:name="P8" style:family="paragraph" style:parent-style-name="Text_20_body">
      <style:paragraph-properties fo:text-align="justify" style:justify-single-word="false"/>
      <style:text-properties style:font-name="Arial" fo:font-size="12pt" fo:font-weight="normal" officeooo:rsid="001ab99b" officeooo:paragraph-rsid="001ab99b" style:font-weight-asian="normal" style:font-weight-complex="normal"/>
    </style:style>
    <style:style style:name="P9" style:family="paragraph" style:parent-style-name="Text_20_body">
      <style:paragraph-properties fo:text-align="justify" style:justify-single-word="false"/>
      <style:text-properties style:font-name="Arial" fo:font-size="12pt" fo:font-weight="normal" officeooo:rsid="001ab99b" officeooo:paragraph-rsid="001b5c7c" style:font-weight-asian="normal" style:font-weight-complex="normal"/>
    </style:style>
    <style:style style:name="P10" style:family="paragraph" style:parent-style-name="Text_20_body">
      <style:paragraph-properties fo:text-align="justify" style:justify-single-word="false"/>
      <style:text-properties style:font-name="Arial" fo:font-size="12pt" fo:font-weight="normal" officeooo:rsid="001ab99b" officeooo:paragraph-rsid="001cb59d" style:font-weight-asian="normal" style:font-weight-complex="normal"/>
    </style:style>
    <style:style style:name="P11" style:family="paragraph" style:parent-style-name="Text_20_body">
      <style:paragraph-properties fo:text-align="justify" style:justify-single-word="false"/>
      <style:text-properties style:font-name="Arial" fo:font-size="12pt" fo:font-weight="normal" officeooo:rsid="001b5c7c" officeooo:paragraph-rsid="001b5c7c" style:font-weight-asian="normal" style:font-weight-complex="normal"/>
    </style:style>
    <style:style style:name="P12" style:family="paragraph" style:parent-style-name="Text_20_body">
      <style:paragraph-properties fo:text-align="justify" style:justify-single-word="false"/>
      <style:text-properties style:font-name="Arial" fo:font-size="14pt" fo:font-weight="normal" officeooo:rsid="001ab99b" officeooo:paragraph-rsid="001ab99b" style:font-size-asian="14pt" style:font-weight-asian="normal" style:font-size-complex="14pt" style:font-weight-complex="normal"/>
    </style:style>
    <style:style style:name="P13" style:family="paragraph" style:parent-style-name="Text_20_body">
      <style:paragraph-properties fo:text-align="justify" style:justify-single-word="false"/>
      <style:text-properties style:font-name="Arial" fo:font-size="14pt" fo:font-weight="normal" officeooo:rsid="001e689b" officeooo:paragraph-rsid="001e689b" style:font-size-asian="12.25pt" style:font-weight-asian="normal" style:font-size-complex="14pt" style:font-weight-complex="normal"/>
    </style:style>
    <style:style style:name="P14" style:family="paragraph" style:parent-style-name="Text_20_body">
      <style:paragraph-properties fo:text-align="justify" style:justify-single-word="false"/>
      <style:text-properties style:font-name="Arial" fo:font-size="14pt" fo:font-weight="normal" officeooo:rsid="0022fb83" officeooo:paragraph-rsid="0022fb83" style:font-size-asian="12.25pt" style:font-weight-asian="normal" style:font-size-complex="14pt" style:font-weight-complex="normal"/>
    </style:style>
    <style:style style:name="P15" style:family="paragraph" style:parent-style-name="Text_20_body">
      <style:paragraph-properties fo:text-align="justify" style:justify-single-word="false"/>
      <style:text-properties style:font-name="Arial" fo:font-size="14pt" fo:font-weight="normal" officeooo:rsid="001b5c7c" officeooo:paragraph-rsid="001b5c7c" style:font-weight-asian="normal" style:font-weight-complex="normal"/>
    </style:style>
    <style:style style:name="P16" style:family="paragraph" style:parent-style-name="Standard">
      <style:paragraph-properties fo:text-align="center" style:justify-single-word="false"/>
      <style:text-properties style:font-name="Arial"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1b5c7c"/>
    </style:style>
    <style:style style:name="T3" style:family="text">
      <style:text-properties style:font-size-asian="12.25pt" style:font-size-complex="14pt"/>
    </style:style>
    <style:style style:name="T4" style:family="text">
      <style:text-properties officeooo:rsid="00213eeb"/>
    </style:style>
    <style:style style:name="T5" style:family="text">
      <style:text-properties fo:font-size="14pt" officeooo:rsid="00213eeb" style:font-size-asian="12.25pt" style:font-size-complex="14pt"/>
    </style:style>
    <style:style style:name="T6" style:family="text">
      <style:text-properties officeooo:rsid="002435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mos e Estruturas de Dados ll – Trabalho Prática 1</text:p>
      <text:p text:style-name="P2">Nome<text:span text:style-name="T1">: Frederico Ribeiro Queiroz</text:span></text:p>
      <text:p text:style-name="P2"><text:span text:style-name="T1"/></text:p>
      <text:p text:style-name="P12">Introdução</text:p>
      <text:p text:style-name="P9"><text:tab/>Este trabalho consiste em um algoritmo implementado na linguagem C, que tem o objetivo de simular o atendimento de alunos que almoçam na cantina do ICEX. O problema proposto no trabalho é saber quanto tempo, em média, os usuários da cantina levam para completar o atendimento, passando por uma fila para comprar a ficha do almoço, em seguida entrando em outra fila para pegar uma bandeja na pilha de bandejas, e logo após isso, na fila de alimentos, para que o usuário sirva seu prato.</text:p>
      <text:p text:style-name="P11"/>
      <text:p text:style-name="P15"><text:span text:style-name="T3">Desenvolvimento</text:span></text:p>
      <text:p text:style-name="P10"><text:s/><text:tab/><text:span text:style-name="T2">A simulação dura 4 horas. Em cada espaço de tempo(1 minuto) duas pessoas chegam na fila de compra de ficha e uma é atendida. Além disso, cada usuário gasta um espaço de tempo para pegar uma bandeja e para servir cada alimento. Como são servidos quatro alimentos, o usuário gasta quatro espaços de tempo para servir seu prato. A pilha de bandejas possui um número máximo de 30 bandejas, e a cada doze espaços de tempo, 10 bandejas são repostas na pilha.</text:span></text:p>
      <text:p text:style-name="P10"><text:span text:style-name="T2"><text:tab/> Para representar as filas e a pilha do algoritmo, foram implementados TAD’s de Fila e Pilha, de maneira dinâmica(com apontadores). Para simular o tempo na implementação do algoritmo, foi usado uma estrutura de repetição ‘for’, que itera 240 vezes(240 minutos). Na primeira iteração da estrutura, duas pessoas são enfileiradas na fila de compra de ficha. Na segunda iteração da estrutura, mais duas pessoas são enfileiradas na fila de compra de ficha e a primeira pessoa da fila é desenfileirada, e já com sua ficha em mãos, é enfileirada na fila de bandejas. Na terceira iteração da estrutura, acontece o mesmo que na segunda, porém no final um usuário é desenfileirado da fila de bandejas e, se houver bandejas disponíveis, uma bandeja é desempilhada também. A partir da terceira iteração, ocorre o mesmo que na terceira, porém após desempilhar uma bandeja, o usuário é enfileirado na fila de alimentos e itera por 4 vezes, para simular o usuário servindo os quatro alimentos. No final de todas as iterações, a variável TempoMedio tem armazenada em si o tempo total de todos os usuários que foram atendidos, por isso após as iterações o valor da variável é dividida pelo número de pessoas atendidas, para assim obter a média do tempo.</text:span></text:p>
      <text:p text:style-name="P13"/>
      <text:p text:style-name="P13"/>
      <text:p text:style-name="P13"/>
      <text:p text:style-name="P13"/>
      <text:p text:style-name="P13"><text:soft-page-break/>Implementação</text:p>
      <text:p text:style-name="P3">O TAD Fila está no arquivo FilaDin.h e o corpo das funções em FilaDin.c(Módulo).</text:p>
      <text:p text:style-name="P3">O TAD Pilha está no arquivo PilhaDin.h e o corpo das funções em PilhaDin.c(Módulo).</text:p>
      <text:p text:style-name="P4">A implementação do algoritmo está no arquico C_Main.c.</text:p>
      <text:p text:style-name="P4">Arquivo ‘C_Main.c’:</text:p>
      <text:p text:style-name="P4">Linha 1 a 4: Inclusão de bibliotecas e dos módulos criados.</text:p>
      <text:p text:style-name="P4">Linha 5 a 7: Definição de constantes</text:p>
      <text:p text:style-name="P4">Linha 9: Início da função Main</text:p>
      <text:p text:style-name="P4">Linha 11 a 13: Declaração de variáveis.</text:p>
      <text:p text:style-name="P4">Linha 15 a 18: Declaração das TAD’s de Fila e do TipoItem da Fila.</text:p>
      <text:p text:style-name="P4">Linha 20 a 22: Declaração da TAD de Pilha de do TipoItem da Pilha.</text:p>
      <text:p text:style-name="P4">Linha 24 a 27: Criação da fila do caixa, fila de bandejas, fila de alimentos e da pilha de bandejas.</text:p>
      <text:p text:style-name="P4">Linha 29: Início da iteração que simula o tempo.</text:p>
      <text:p text:style-name="P4">Linha 31 a 39: Verifica se já se passaram 12 espaços de tempo para a reposição de mais 10 bandejas.</text:p>
      <text:p text:style-name="P5">Linha 41 a 55: Verifica se é a primeira iteração do programa, se sim, enfileira duas pessoas na fila de compra de fichas.</text:p>
      <text:p text:style-name="P5">Linha 56 a 74: Verifica se é a segunda iteração do programa, se sim, enfileira mais duas pessoas na fila de compra de fichas, desenfileira a primeira da fila e enfileira na fila de bandejas.</text:p>
      <text:p text:style-name="P5">Linha 75 a 101: Verifica se é a terceira iteração do programa, se sim, enfileira mais duas pessoas na fila de compra de fichas, desenfileira a primeira da fila, enfileira na fila de bandejas e verifica se há bandejas disponíveis para pegar, se sim, desempilha uma bandeja.</text:p>
      <text:p text:style-name="P5">Linha 132 a 153: Verifica se a iteração é maior que 6, se sim, enfileira na fila de alimentos o usuário que saiu da fila de bandejas. Em seguida, enfileira mais duas pessoas na fila de compra de fichas, desenfileira a primeira da fila e a enfileira na fila de bandejas.</text:p>
      <text:p text:style-name="P5">Linha 155 a 173: Verifica se a Pilha de bandejas possui alguma bandeja disponíve<text:span text:style-name="T4">l</text:span>, se sim, desenfileira o primeiro usuário da fila de bandejas, desempilha uma bandeja e desenfileira o primeiro usuário da fila de alimentos, que já acabou seu atendimento.</text:p>
      <text:p text:style-name="P6">Linha 175 a 180: Calcula o Tempo médio de cada usuário para completar seu atendimento, imprime o número de pessoas atendidas durante a simulação e o tempo médio dos usuários.</text:p>
      <text:p text:style-name="P3"/>
      <text:p text:style-name="P8"><text:soft-page-break/><text:span text:style-name="T5">Análise</text:span></text:p>
      <text:p text:style-name="P7">Como o algoritmo do problema possui instruções que são executadas um número fixo de vezes, e não possui entrada que altere a quantidade de execuções, este é um algoritmo dito de complexidade constante. O(1).</text:p>
      <text:p text:style-name="P14">Resultados <text:span text:style-name="T6">e Conclusão</text:span></text:p>
      <text:p text:style-name="P7">Como resultado da simulação principal, obteve-se que durante 4 horas, são atendidos 190 usuários na cantina e o tempo médio de atendimento de cada um é de 70 minutos.</text:p>
      <text:p text:style-name="P7">Para testar a eficiência de diferentes disposições de filas e número de bandejas na pilha foram feitas alterações no código principal. <text:span text:style-name="T6">Em uma das simulações foram adicionados dois caixas e mantido o número de bandejas na pilha, o que não alterou significativamente o tempo médio dos atendimentos. Em outra simulação, foram adicionadas duas pilhas de bandejas com 30 bandejas em cada, e adicionado mais uma fila de servir os alimentos, tornando o atendimento 40% mais rápido.</text:span></text:p>
      <text:p text:style-name="P8"><text:span text:style-name="T5"/></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21:07:19.228000000</meta:creation-date>
    <dc:date>2017-05-15T23:00:05.880000000</dc:date>
    <meta:editing-duration>PT22M29S</meta:editing-duration>
    <meta:editing-cycles>4</meta:editing-cycles>
    <meta:generator>LibreOffice/5.2.7.2$Windows_X86_64 LibreOffice_project/2b7f1e640c46ceb28adf43ee075a6e8b8439ed10</meta:generator>
    <meta:document-statistic meta:table-count="0" meta:image-count="0" meta:object-count="0" meta:page-count="3" meta:paragraph-count="32" meta:word-count="906" meta:character-count="5236" meta:non-whitespace-character-count="4356"/>
  </office:meta>
</office:document-meta>
</file>